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4000001707BCDEB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435cm" svg:x="0.973cm" svg:y="1.028cm">
          <draw:image xlink:href="Pictures/10000000000002E4000001707BCDEB7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12T16:08:38.97</meta:creation-date>
    <dc:date>2010-03-12T16:09:11.53</dc:date>
    <dc:creator>Ivan Ivanov</dc:creator>
    <meta:editing-duration>PT00H00M32S</meta:editing-duration>
    <meta:editing-cycles>1</meta:editing-cycles>
    <meta:document-statistic meta:object-count="1"/>
    <meta:generator>OpenOffice.org/3.0$Win32 OpenOffice.org_project/300m9$Build-9358</meta:generator>
  </office:meta>
</office:document-meta>
</file>